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style:font-name="F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roducao</text:p>
          </table:table-cell>
          <table:table-cell table:style-name="Default" office:value-type="string" calcext:value-type="string">
            <text:p>disponibilidade</text:p>
          </table:table-cell>
          <table:table-cell table:style-name="Default" office:value-type="string" calcext:value-type="string">
            <text:p>tipo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1271827" calcext:value-type="float">
            <text:p>31.271.827</text:p>
          </table:table-cell>
          <table:table-cell office:value-type="float" office:value="9408526" calcext:value-type="float">
            <text:p>9.408.526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2650425" calcext:value-type="float">
            <text:p>32.650.425</text:p>
          </table:table-cell>
          <table:table-cell office:value-type="float" office:value="9506669" calcext:value-type="float">
            <text:p>9.506.669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2310076" calcext:value-type="float">
            <text:p>32.310.076</text:p>
          </table:table-cell>
          <table:table-cell office:value-type="float" office:value="9609533" calcext:value-type="float">
            <text:p>9.609.533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5403507" calcext:value-type="float">
            <text:p>35.403.507</text:p>
          </table:table-cell>
          <table:table-cell office:value-type="float" office:value="9985265" calcext:value-type="float">
            <text:p>9.985.265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6051673" calcext:value-type="float">
            <text:p>36.051.673</text:p>
          </table:table-cell>
          <table:table-cell office:value-type="float" office:value="10464882" calcext:value-type="float">
            <text:p>10.464.882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40872194" calcext:value-type="float">
            <text:p>40.872.194</text:p>
          </table:table-cell>
          <table:table-cell office:value-type="float" office:value="11475682" calcext:value-type="float">
            <text:p>11.475.682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45316887" calcext:value-type="float">
            <text:p>45.316.887</text:p>
          </table:table-cell>
          <table:table-cell office:value-type="float" office:value="12122515" calcext:value-type="float">
            <text:p>12.122.515</text:p>
          </table:table-cell>
          <table:table-cell office:value-type="string" calcext:value-type="string">
            <text:p>soja</text:p>
          </table:table-cell>
          <table:table-cell table:style-name="ce2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0771279" calcext:value-type="float">
            <text:p>30.771.279</text:p>
          </table:table-cell>
          <table:table-cell office:value-type="float" office:value="4789148" calcext:value-type="float">
            <text:p>4.789.148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8263869" calcext:value-type="float">
            <text:p>28.263.869</text:p>
          </table:table-cell>
          <table:table-cell office:value-type="float" office:value="4731901" calcext:value-type="float">
            <text:p>4.731.901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2450218" calcext:value-type="float">
            <text:p>32.450.218</text:p>
          </table:table-cell>
          <table:table-cell office:value-type="float" office:value="4876379" calcext:value-type="float">
            <text:p>4.876.379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5450470" calcext:value-type="float">
            <text:p>35.450.470</text:p>
          </table:table-cell>
          <table:table-cell office:value-type="float" office:value="5419424" calcext:value-type="float">
            <text:p>5.419.424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2564859" calcext:value-type="float">
            <text:p>32.564.859</text:p>
          </table:table-cell>
          <table:table-cell office:value-type="float" office:value="5841055" calcext:value-type="float">
            <text:p>5.841.055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43838637" calcext:value-type="float">
            <text:p>43.838.637</text:p>
          </table:table-cell>
          <table:table-cell office:value-type="float" office:value="7147152" calcext:value-type="float">
            <text:p>7.147.152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52504793" calcext:value-type="float">
            <text:p>52.504.793</text:p>
          </table:table-cell>
          <table:table-cell office:value-type="float" office:value="7492214" calcext:value-type="float">
            <text:p>7.492.214</text:p>
          </table:table-cell>
          <table:table-cell office:value-type="string" calcext:value-type="string">
            <text:p>milho</text:p>
          </table:table-cell>
          <table:table-cell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6" table:number-rows-spanned="1">
            <text:p>Varivaveis retiradas do DB: (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item/ element</text:p>
          </table:table-cell>
          <table:table-cell office:value-type="string" calcext:value-type="string">
            <text:p>unidade de medi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ponibilidade</text:p>
          </table:table-cell>
          <table:table-cell table:style-name="ce3" office:value-type="string" calcext:value-type="string">
            <text:p>área plantada</text:p>
          </table:table-cell>
          <table:table-cell office:value-type="string" calcext:value-type="string">
            <text:p>hectar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ducao</text:p>
          </table:table-cell>
          <table:table-cell table:style-name="ce1" office:value-type="string" calcext:value-type="string">
            <text:p>produção de grãos</text:p>
          </table:table-cell>
          <table:table-cell office:value-type="string" calcext:value-type="string">
            <text:p>tonelad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2" number:min-decimal-places="2" number:min-integer-digits="1"/>
    </number:number-style>
    <number:date-style style:name="N131">
      <number:month number:style="long"/>
      <number:text>/</number:text>
      <number:year number:style="long"/>
    </number:date-style>
    <number:date-style style:name="N132">
      <number:month/>
      <number:text>/</number:text>
      <number:year number:style="long"/>
    </number:date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2T14:29:41.732000000</dc:date>
    <meta:editing-duration>PT7M34S</meta:editing-duration>
    <meta:editing-cycles>1</meta:editing-cycles>
    <meta:document-statistic meta:table-count="2" meta:cell-count="69" meta:object-count="0"/>
    <meta:generator>LibreOffice/7.4.3.2$Windows_X86_64 LibreOffice_project/1048a8393ae2eeec98dff31b5c133c5f1d08b890</meta:generator>
  </office:meta>
</office:document-meta>
</file>